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officeooo:rsid="0008c096" officeooo:paragraph-rsid="0008c096"/>
    </style:style>
    <style:style style:name="P2" style:family="paragraph" style:parent-style-name="Heading_20_2">
      <style:text-properties officeooo:rsid="000e1ddd" officeooo:paragraph-rsid="000e1ddd"/>
    </style:style>
    <style:style style:name="P3" style:family="paragraph" style:parent-style-name="Text_20_body">
      <style:text-properties officeooo:rsid="0008c096" officeooo:paragraph-rsid="0008c096"/>
    </style:style>
    <style:style style:name="P4" style:family="paragraph" style:parent-style-name="Text_20_body">
      <style:text-properties officeooo:paragraph-rsid="0008c096"/>
    </style:style>
    <style:style style:name="P5" style:family="paragraph" style:parent-style-name="Text_20_body">
      <style:text-properties officeooo:rsid="00092e05" officeooo:paragraph-rsid="00092e05"/>
    </style:style>
    <style:style style:name="P6" style:family="paragraph" style:parent-style-name="Text_20_body">
      <style:text-properties officeooo:rsid="000a9d8c" officeooo:paragraph-rsid="000a9d8c"/>
    </style:style>
    <style:style style:name="P7" style:family="paragraph" style:parent-style-name="Text_20_body">
      <style:text-properties officeooo:rsid="000ae79b" officeooo:paragraph-rsid="000ae79b"/>
    </style:style>
    <style:style style:name="P8" style:family="paragraph" style:parent-style-name="Text_20_body">
      <style:text-properties officeooo:rsid="000e1ddd" officeooo:paragraph-rsid="000e1ddd"/>
    </style:style>
    <style:style style:name="P9" style:family="paragraph" style:parent-style-name="Text_20_body">
      <style:text-properties officeooo:paragraph-rsid="000e1ddd"/>
    </style:style>
    <style:style style:name="P10" style:family="paragraph" style:parent-style-name="Text_20_body">
      <style:text-properties officeooo:rsid="000efeba" officeooo:paragraph-rsid="000efeba"/>
    </style:style>
    <style:style style:name="P11" style:family="paragraph" style:parent-style-name="Text_20_body">
      <style:text-properties officeooo:rsid="000fe327" officeooo:paragraph-rsid="000fe327"/>
    </style:style>
    <style:style style:name="P12" style:family="paragraph" style:parent-style-name="Heading_20_1">
      <style:text-properties officeooo:rsid="0008c096" officeooo:paragraph-rsid="0008c096"/>
    </style:style>
    <style:style style:name="T1" style:family="text">
      <style:text-properties officeooo:rsid="00092e05"/>
    </style:style>
    <style:style style:name="T2" style:family="text">
      <style:text-properties officeooo:rsid="000c9081"/>
    </style:style>
    <style:style style:name="T3" style:family="text">
      <style:text-properties officeooo:rsid="000efeba"/>
    </style:style>
    <style:style style:name="T4" style:family="text">
      <style:text-properties officeooo:rsid="000fe32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Automaattitarkastus</text:h>
      <text:p text:style-name="P4"/>
      <text:p text:style-name="P8">Tällä hetkellä automaattitarkastuksen selitykset ovat lisätty PunaKynään hyvin alkeellisina purkkavirityksinä, eivätkä ne ole välttämättä edes luettavissa pienemmillä näytöillä</text:p>
      <text:h text:style-name="P1" text:outline-level="2">Kommenttikohtainen tarkastus</text:h>
      <text:p text:style-name="P4"/>
      <text:p text:style-name="P3">Jokaiselle kommentille voi asettaa automaattitarkastustekstin. Tekstiä etsitään vastauksesta annetussa järjestyksessä, ja jos se löytyy siitä, kommentti annetaan vastaukselle.</text:p>
      <text:p text:style-name="P3"/>
      <text:p text:style-name="P3">Tarkastusteksti voidaan luoda kommentille painamalla nappia kommentin nurkassa, tai kirjoittamalla se suoraan kysymyslokitaulukon viimeiseen sarakkeeseen. Kirjoittaessa suoraan taulukkoon, rivinvaihto tulee kirjoittaa kahden lainausmerkin sisään (””\n””). Varmista että tekstieditorisi ei automaattisesti muokkaa heittomerkkejä ”järkeviksi”, vaan säilyttää ne yksinkertaisina.</text:p>
      <text:p text:style-name="P3"/>
      <text:p text:style-name="P3">Tarkastustekstiksi voidaan kirjoittaa säännöllinen lauseke, joka seuraa hyvin pitkälti Perlin säännöllisiä lausekkeita, tarkemmin sivulla <text:a xlink:type="simple" xlink:href="http://doc.qt.io/archives/qt-5.8/qregexp.html" text:style-name="Internet_20_link" text:visited-style-name="Visited_20_Internet_20_Link">http://doc.qt.io/archives/qt-5.8/qregexp.html</text:a></text:p>
      <text:p text:style-name="P3">Tärkeimmät <text:span text:style-name="T1">osat säännöllisiä lausekkeita:</text:span></text:p>
      <text:p text:style-name="P5">’.’ täsmää mitä tahansa merkkiä</text:p>
      <text:p text:style-name="P5">’\d’ täsmää numeroa, \D muuta kuin numeroa</text:p>
      <text:p text:style-name="P5">’\s’ täsmää välilyöntiä, \S muuta kuin välilyöntiä</text:p>
      <text:p text:style-name="P5">[ABC] täsmää, jos kohdasta löytyy kirjaimet A, B tai C. Näin voi esimerkiksi tarkistaa isot alkukirjaimet ([Tt]esti). Huom. oletuksena PunaKynän tarkastus ei välitä kirjainten koosta</text:p>
      <text:p text:style-name="P5">[^ABC] täsmää mitä tahansa muuta kuin merkkejä A, B tai C</text:p>
      <text:p text:style-name="P6">E? täsmää, jos löytyy korkeintaan yksi ’E’</text:p>
      <text:p text:style-name="P6">E+ täsmää, jos löytyy yksi tai useampi ’E’</text:p>
      <text:p text:style-name="P6">E* täsmää, jos löytyy mikä vain määrä ’E’tä</text:p>
      <text:p text:style-name="P6">E{n,m} täsmää, jos löytyy vähintään ’n’, enintään ’m’ määrä ’E’tä</text:p>
      <text:p text:style-name="P7">Aa|Bb täsmää, jos löytyy ’Aa’ tai ’Bb’. Tavallisia sulkumerkkejä () voidaan käyttää rajoittamaan hakua</text:p>
      <text:p text:style-name="P6"/>
      <text:p text:style-name="P6">Etsittäessä merkkejä, joilla on merkitystä säännöllisille lausekkeille, ne täytyy aloittaa merkillä ’\’. Näitä ovat seuraavat: .^$(){}[]-?+*|<text:span text:style-name="T2">§</text:span></text:p>
      <text:p text:style-name="P6"/>
      <text:p text:style-name="P7"><text:soft-page-break/></text:p>
      <text:p text:style-name="P7">Tarkastustekstiä etsitään vastauksesta rivijärjestyksessä. Näin voidaan esimerkiksi rajata haku tietylle välille. Esim </text:p>
      <text:p text:style-name="P7">”T2</text:p>
      <text:p text:style-name="P7">AaA</text:p>
      <text:p text:style-name="P7">T3”</text:p>
      <text:p text:style-name="P7">etsii tekstistä sanaa ’T2’, jonka jälkeen ’AaA’, ja lopuksi ’T3’. Näin tarkastustekstiä ei löydy, jos ’AaA’ löytyy vasta tekstin ’T3’ jälkeen.</text:p>
      <text:p text:style-name="P7">Jos etsimisjärjestyksellä ei ole väliä, haettava teksti voidaan kirjoittaa samalle riville, ja erottaa merk<text:span text:style-name="T2">illä ’§’</text:span></text:p>
      <text:p text:style-name="Text_20_body"><text:span text:style-name="T2">Jos rivi aloitetaan merkinnällä</text:span> ’(?#!)’, <text:span text:style-name="T2">niin se on negatiivinen rivi. Tämä ei toimi, jos seuraava rivi on tyhjä. Negatiivinen rivi ”täsmää”, jos se ei täsmää ennen seuraavaa riviä.</text:span></text:p>
      <text:p text:style-name="P7"/>
      <text:h text:style-name="P2" text:outline-level="2">Kommenttien automaattitarkastusjärjestys</text:h>
      <text:p text:style-name="P9"/>
      <text:p text:style-name="P8">Kommenttien tarkastusjärjestystä voidaan säätää, ja kommentteja voidaan jättää tarkastamatta.</text:p>
      <text:p text:style-name="P8">Yläpalkin ”automaattitarkastus” valikosta löytyy kohta ”Muokkaa tarkastajaa”. Tämä avaa ikkunan, jonka tekstiaukkoon voi kirjoittaa loogisen <text:span text:style-name="T3">lauseen</text:span>.</text:p>
      <text:p text:style-name="P8"/>
      <text:p text:style-name="P8">Tarkastaja käy tekstin läpi vasemmalta oikealle, tarkastaen numeroa vastaavan kommentin jos se tulee vastaan. Kommentit ovat numeroitu niiden järjestyksen mukaan kommentti-ikkunassa numerosta 1 alkaen.</text:p>
      <text:p text:style-name="P8">Merkit ’&gt;’ ja ’!’ vastaavat loogisia ’jos’ ja ’jos ei’ operaattoreita. Näillä seuraava kommentti tarkastetaan, jos edellisen kommentin automaattitarkastus täsmäsi <text:span text:style-name="T3">(vrt. true)</text:span> tai ei täsmännyt <text:span text:style-name="T3">(vrt. false)</text:span>.</text:p>
      <text:p text:style-name="P8">Merkit ’&amp;’ ja ’/’ vastaavat operaattoreita ’ja’ ja ’tai’.</text:p>
      <text:p text:style-name="P10">Suluilla ’()’ voidaan luoda laajempia loogisia rakenteita normaalisti.</text:p>
      <text:p text:style-name="P10">Merkki ’?’ <text:span text:style-name="T4">on kuin kommenttinumero</text:span>, mutta kommentin sijaan se asettaa kyseisen vastauksen ”konflikti” tilaan, jolloin sen ikoni selaimessa muuttuu ja se pitää tarkastaa manuaalisesti. Lauseen logiikassa ’?’ palauttaa aina toden</text:p>
      <text:p text:style-name="P10">Jokainen kommentti täytyy erottaa toisistaan jollakin merkillä, sulutettuja kommentteja käsitellään kuin yhtä kommenttia. Jos kommentin numeroa ei ole kirjoitettuna lauseeseen, se tarkastetaan erikseen. Sama kommentti voi esiintyä useampaan kertaan lauseessa.</text:p>
      <text:p text:style-name="P10"/>
      <text:p text:style-name="P10">Esim. <text:span text:style-name="T4">lauseella</text:span></text:p>
      <text:p text:style-name="P10"><text:soft-page-break/>((1/2)&gt;(3&amp;4)!?)!5</text:p>
      <text:p text:style-name="P11">automaattitarkastaja tarkastaa kommentit 1 ja 2. Jos jompikumpi täsmää, se tarkastaa kommentit 3 ja 4. Jos kumpikaan näistä ei täsmää, vastaus on konfliktiivinen. Jos 1 ja 2 ei täsmää, tai 3 tai 4 ei täsmää, tarkastetaan kommentti 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i" fo:country="FI"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9:02:18.421000000</meta:creation-date>
    <dc:date>2018-12-05T10:21:42.961000000</dc:date>
    <meta:editing-duration>PT4M21S</meta:editing-duration>
    <meta:editing-cycles>1</meta:editing-cycles>
    <meta:document-statistic meta:table-count="0" meta:image-count="0" meta:object-count="0" meta:page-count="3" meta:paragraph-count="37" meta:word-count="488" meta:character-count="3928" meta:non-whitespace-character-count="3476"/>
    <meta:generator>LibreOffice/6.1.2.1$Windows_X86_64 LibreOffice_project/65905a128db06ba48db947242809d14d3f9a93fe</meta:generator>
  </office:meta>
</office:document-meta>
</file>